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#fff200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#fff200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6ec02" officeooo:paragraph-rsid="00be84c3" fo:background-color="transparent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b6ec02" officeooo:paragraph-rsid="00c168a0" fo:background-color="transparent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b6ec02" officeooo:paragraph-rsid="00c29e1e" fo:background-color="transparent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be84c3" officeooo:paragraph-rsid="00be84c3" fo:background-color="transparent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be84c3" officeooo:paragraph-rsid="00bfdd55" fo:background-color="transparent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bfdd55" officeooo:paragraph-rsid="00bfdd55" fo:background-color="transparent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transparent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transparent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2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63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91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92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93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94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97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99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100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101" style:family="paragraph" style:parent-style-name="Standard">
      <style:paragraph-properties fo:text-align="start" style:justify-single-word="false"/>
      <style:text-properties fo:font-size="22pt" officeooo:rsid="000f74de" officeooo:paragraph-rsid="00be84c3" style:font-size-asian="22pt" style:font-size-complex="22pt"/>
    </style:style>
    <style:style style:name="P102" style:family="paragraph" style:parent-style-name="Standard">
      <style:paragraph-properties fo:text-align="start" style:justify-single-word="false"/>
      <style:text-properties fo:font-size="22pt" officeooo:rsid="000f74de" officeooo:paragraph-rsid="00c168a0" style:font-size-asian="22pt" style:font-size-complex="22pt"/>
    </style:style>
    <style:style style:name="P103" style:family="paragraph" style:parent-style-name="Standard">
      <style:paragraph-properties fo:text-align="start" style:justify-single-word="false"/>
      <style:text-properties fo:font-size="22pt" officeooo:rsid="000f74de" officeooo:paragraph-rsid="00c29e1e" style:font-size-asian="22pt" style:font-size-complex="22pt"/>
    </style:style>
    <style:style style:name="P104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108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09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110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1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P127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#fff200" style:font-size-asian="12pt" style:font-size-complex="13.6999998092651pt"/>
    </style:style>
    <style:style style:name="P128" style:family="paragraph" style:parent-style-name="Standard">
      <style:paragraph-properties fo:text-align="start" style:justify-single-word="false"/>
      <style:text-properties fo:font-size="13.6999998092651pt" officeooo:rsid="00c6d804" officeooo:paragraph-rsid="00c6d804" fo:background-color="#fff200" style:font-size-asian="12pt" style:font-size-complex="13.6999998092651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style:style style:name="T22" style:family="text">
      <style:text-properties officeooo:rsid="00ba081e"/>
    </style:style>
    <style:style style:name="T23" style:family="text">
      <style:text-properties officeooo:rsid="00bb02b7"/>
    </style:style>
    <style:style style:name="T24" style:family="text">
      <style:text-properties officeooo:rsid="00bb0d1d"/>
    </style:style>
    <style:style style:name="T25" style:family="text">
      <style:text-properties officeooo:rsid="00bb69b7"/>
    </style:style>
    <style:style style:name="T26" style:family="text">
      <style:text-properties officeooo:rsid="00bc96da"/>
    </style:style>
    <style:style style:name="T27" style:family="text">
      <style:text-properties officeooo:rsid="00be84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60"><text:soft-page-break/>もくじ</text:p>
      <text:p text:style-name="P4"/>
      <text:list xml:id="list3860680516" text:style-name="L1">
        <text:list-item>
          <text:p text:style-name="P114">ログイン</text:p>
        </text:list-item>
        <text:list-item>
          <text:p text:style-name="P114">終了</text:p>
        </text:list-item>
        <text:list-item>
          <text:p text:style-name="P115">ユーザーの追加</text:p>
        </text:list-item>
        <text:list-item>
          <text:p text:style-name="P116">ユーザーの削除</text:p>
        </text:list-item>
        <text:list-item>
          <text:p text:style-name="P114">ユーザー：ホストの一覧</text:p>
        </text:list-item>
        <text:list-item>
          <text:p text:style-name="P114">データベースの作成</text:p>
        </text:list-item>
        <text:list-item>
          <text:p text:style-name="P114">データベースの削除</text:p>
        </text:list-item>
        <text:list-item>
          <text:p text:style-name="P114">ユーザーに権限を与える</text:p>
        </text:list-item>
        <text:list-item>
          <text:p text:style-name="P114">データベースの指定</text:p>
        </text:list-item>
        <text:list-item>
          <text:p text:style-name="P114">データベース一覧表示</text:p>
        </text:list-item>
        <text:list-item>
          <text:p text:style-name="P114">テーブル一覧表示</text:p>
        </text:list-item>
        <text:list-item>
          <text:p text:style-name="P118">SQLのルール</text:p>
        </text:list-item>
        <text:list-item>
          <text:p text:style-name="P118">テーブルの作成</text:p>
        </text:list-item>
        <text:list-item>
          <text:p text:style-name="P119">テーブルの削除</text:p>
        </text:list-item>
        <text:list-item>
          <text:p text:style-name="P119">テーブル名の変更</text:p>
        </text:list-item>
        <text:list-item>
          <text:p text:style-name="P119">テーブル定義の変更</text:p>
        </text:list-item>
        <text:list-item>
          <text:p text:style-name="P119">テーブルへのデータ登録</text:p>
        </text:list-item>
        <text:list-item>
          <text:p text:style-name="P120"><text:soft-page-break/>列を出力する</text:p>
        </text:list-item>
        <text:list-item>
          <text:p text:style-name="P120">列に別名をつける</text:p>
        </text:list-item>
        <text:list-item>
          <text:p text:style-name="P120">定数の出力</text:p>
        </text:list-item>
        <text:list-item>
          <text:p text:style-name="P120">結果から重複業を省く</text:p>
        </text:list-item>
        <text:list-item>
          <text:p text:style-name="P120">行の選択</text:p>
        </text:list-item>
        <text:list-item>
          <text:p text:style-name="P120">コメント</text:p>
        </text:list-item>
        <text:list-item>
          <text:p text:style-name="P121">算術演算子</text:p>
        </text:list-item>
        <text:list-item>
          <text:p text:style-name="P122">比較演算子</text:p>
        </text:list-item>
        <text:list-item>
          <text:p text:style-name="P122">論理演算子</text:p>
        </text:list-item>
        <text:list-item>
          <text:p text:style-name="P123">集約関数</text:p>
        </text:list-item>
        <text:list-item>
          <text:p text:style-name="P123">テーブルのグループ分け</text:p>
        </text:list-item>
        <text:list-item>
          <text:p text:style-name="P124">グループの条件指定</text:p>
        </text:list-item>
        <text:list-item>
          <text:p text:style-name="P124">ソートする</text:p>
        </text:list-item>
        <text:list-item>
          <text:p text:style-name="P125">SELECT文の順序</text:p>
        </text:list-item>
        <text:list-item>
          <text:p text:style-name="P125">データの登録</text:p>
        </text:list-item>
        <text:list-item>
          <text:p text:style-name="P125">データの削除</text:p>
        </text:list-item>
        <text:list-item>
          <text:p text:style-name="P126">データの更新</text:p>
        </text:list-item>
        <text:list-item>
          <text:p text:style-name="P126">トランザクション</text:p>
        </text:list-item>
        <text:list-item>
          <text:p text:style-name="P126">ビュー</text:p>
        </text:list-item>
        <text:list-item>
          <text:p text:style-name="P126"><text:soft-page-break/>サブクエリ</text:p>
        </text:list-item>
        <text:list-item>
          <text:p text:style-name="P126">スカラ・サブクエリ</text:p>
        </text:list-item>
        <text:list-item>
          <text:p text:style-name="P126">相関サブクエリ</text:p>
          <text:p text:style-name="P117"/>
        </text:list-item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80">1.ログイン</text:p>
      <text:p text:style-name="P61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81"><text:span text:style-name="T1">2</text:span>.終了</text:p>
      <text:p text:style-name="P62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81"><text:span text:style-name="T1">3</text:span>.ユーザーの追加</text:p>
      <text:p text:style-name="P62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81"><text:span text:style-name="T1">4</text:span>.ユーザーの削除</text:p>
      <text:p text:style-name="P62"/>
      <text:p text:style-name="P7">&gt; DROP USER ユーザー名@ホスト名（ホスト名省略可);</text:p>
      <text:p text:style-name="P7"/>
      <text:p text:style-name="P7"/>
      <text:p text:style-name="P7"/>
      <text:p text:style-name="P81"><text:span text:style-name="T1">5</text:span>.ユーザー・ホストの一覧</text:p>
      <text:p text:style-name="P62"><text:soft-page-break/></text:p>
      <text:p text:style-name="P7">&gt; SELECT user, host FROM mysql.user;</text:p>
      <text:p text:style-name="P7"/>
      <text:p text:style-name="P81"><text:span text:style-name="T1">6</text:span>.データベースの作成</text:p>
      <text:p text:style-name="P62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83"><text:span text:style-name="T3">7</text:span>.データベースの削除</text:p>
      <text:p text:style-name="P64"/>
      <text:p text:style-name="P8">&gt; <text:span text:style-name="T3">DROP DATABASE</text:span> データベース名;</text:p>
      <text:p text:style-name="P7"/>
      <text:p text:style-name="P7"/>
      <text:p text:style-name="P7"/>
      <text:p text:style-name="P81"><text:span text:style-name="T3">8</text:span>.ユーザーに権限を与える</text:p>
      <text:p text:style-name="P62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82"><text:span text:style-name="T3">9</text:span>.データベースの指定</text:p>
      <text:p text:style-name="P63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84"><text:span text:style-name="T4">10</text:span>.データベース一覧表示</text:p>
      <text:p text:style-name="P65"/>
      <text:p text:style-name="P10">&gt; <text:span text:style-name="T4">SHOW DATABASES;</text:span></text:p>
      <text:p text:style-name="P10"><text:soft-page-break/></text:p>
      <text:p text:style-name="P10"/>
      <text:p text:style-name="P10"/>
      <text:p text:style-name="P84"><text:span text:style-name="T4">11</text:span>.テーブル一覧表示</text:p>
      <text:p text:style-name="P65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85"><text:span text:style-name="T4">12</text:span>.<text:span text:style-name="T5">SQLのルール</text:span></text:p>
      <text:p text:style-name="P66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85"><text:span text:style-name="T4">13</text:span>.テーブルの作成</text:p>
      <text:p text:style-name="P66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oft-page-break/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2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soft-page-break/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86"><text:span text:style-name="T4">14</text:span>.テーブルの削除</text:p>
      <text:p text:style-name="P67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86"><text:span text:style-name="T4">15</text:span>.テーブル名の変更</text:p>
      <text:p text:style-name="P67"/>
      <text:p text:style-name="P18">&gt; RENAME TABLE &lt;変更前テーブル名&gt; TO &lt;変更後テーブル名&gt;;</text:p>
      <text:p text:style-name="P5"/>
      <text:p text:style-name="P5"/>
      <text:p text:style-name="P87"><text:span text:style-name="T4">16</text:span>.テーブル定義の変更</text:p>
      <text:p text:style-name="P68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87"><text:span text:style-name="T4">17</text:span>.テーブルへのデータ登録</text:p>
      <text:p text:style-name="P68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<text:soft-page-break/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88"><text:span text:style-name="T4">18</text:span>.列を出力する</text:p>
      <text:p text:style-name="P69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105"/>
      <text:p text:style-name="P88"><text:span text:style-name="T4">19</text:span>.列の別名をつける</text:p>
      <text:p text:style-name="P69"/>
      <text:p text:style-name="P106">&gt; SELECT &lt;列名１&gt; AS &lt;別名１&gt;,</text:p>
      <text:p text:style-name="P106"><text:tab/>&gt; &lt;列名２&gt; AS &lt;別名２&gt;</text:p>
      <text:p text:style-name="P106"><text:tab/>&gt; FROM &lt;テーブル名&gt;;</text:p>
      <text:p text:style-name="P106"/>
      <text:p text:style-name="P107">例：&gt; SELECT shohin_id AS id,</text:p>
      <text:p text:style-name="P107"><text:tab/>&gt; shohin_mei AS “商品名”</text:p>
      <text:p text:style-name="P107"><text:tab/>&gt; FROM &lt;テーブル名&gt;;</text:p>
      <text:p text:style-name="P106"/>
      <text:p text:style-name="P106"><text:span text:style-name="T9">※別名に日本語を使う場合は、ダブルクォーテーション</text:span><text:span text:style-name="T11">(“)で括る</text:span><text:span text:style-name="T14">。</text:span></text:p>
      <text:p text:style-name="P106"/>
      <text:p text:style-name="P106"/>
      <text:p text:style-name="P106"/>
      <text:p text:style-name="P89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><text:soft-page-break/></text:p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90"><text:span text:style-name="T15">21</text:span>.結果から重複行を省く</text:p>
      <text:p text:style-name="P70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90"><text:span text:style-name="T15">22</text:span>.行の選択</text:p>
      <text:p text:style-name="P70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90"><text:span text:style-name="T15">23</text:span>.コメント</text:p>
      <text:p text:style-name="P70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<text:soft-page-break/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91"><text:span text:style-name="T15">24</text:span>.算術演算子</text:p>
      <text:p text:style-name="P71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09">意味</text:p>
          </table:table-cell>
          <table:table-cell table:style-name="表1.B1" office:value-type="string">
            <text:p text:style-name="P110">記号</text:p>
          </table:table-cell>
        </table:table-row>
        <table:table-row>
          <table:table-cell table:style-name="表1.A2" office:value-type="string">
            <text:p text:style-name="P110">足し算</text:p>
          </table:table-cell>
          <table:table-cell table:style-name="表1.B2" office:value-type="string">
            <text:p text:style-name="P109">+</text:p>
          </table:table-cell>
        </table:table-row>
        <table:table-row>
          <table:table-cell table:style-name="表1.A2" office:value-type="string">
            <text:p text:style-name="P110">引き算</text:p>
          </table:table-cell>
          <table:table-cell table:style-name="表1.B2" office:value-type="string">
            <text:p text:style-name="P110">-</text:p>
          </table:table-cell>
        </table:table-row>
        <table:table-row>
          <table:table-cell table:style-name="表1.A2" office:value-type="string">
            <text:p text:style-name="P110">掛け算</text:p>
          </table:table-cell>
          <table:table-cell table:style-name="表1.B2" office:value-type="string">
            <text:p text:style-name="P109">*</text:p>
          </table:table-cell>
        </table:table-row>
        <table:table-row>
          <table:table-cell table:style-name="表1.A2" office:value-type="string">
            <text:p text:style-name="P110">割り算</text:p>
          </table:table-cell>
          <table:table-cell table:style-name="表1.B2" office:value-type="string">
            <text:p text:style-name="P110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91"><text:span text:style-name="T15">25</text:span>.比較演算子</text:p>
      <text:p text:style-name="P71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08">演算子</text:p>
          </table:table-cell>
          <table:table-cell table:style-name="表2.B1" office:value-type="string">
            <text:p text:style-name="P112">意味</text:p>
          </table:table-cell>
        </table:table-row>
        <table:table-row>
          <table:table-cell table:style-name="表2.A2" office:value-type="string">
            <text:p text:style-name="P111"><text:s/>=</text:p>
          </table:table-cell>
          <table:table-cell table:style-name="表2.B2" office:value-type="string">
            <text:p text:style-name="P108">〜と等しい</text:p>
          </table:table-cell>
        </table:table-row>
        <table:table-row>
          <table:table-cell table:style-name="表2.A2" office:value-type="string">
            <text:p text:style-name="P108"><text:s/><text:span text:style-name="T16">&lt;&gt;</text:span></text:p>
          </table:table-cell>
          <table:table-cell table:style-name="表2.B2" office:value-type="string">
            <text:p text:style-name="P108">〜と等しくない</text:p>
          </table:table-cell>
        </table:table-row>
        <table:table-row>
          <table:table-cell table:style-name="表2.A2" office:value-type="string">
            <text:p text:style-name="P108"><text:s/><text:span text:style-name="T16">&gt;=</text:span></text:p>
          </table:table-cell>
          <table:table-cell table:style-name="表2.B2" office:value-type="string">
            <text:p text:style-name="P108">〜以上</text:p>
          </table:table-cell>
        </table:table-row>
        <text:soft-page-break/>
        <table:table-row>
          <table:table-cell table:style-name="表2.A2" office:value-type="string">
            <text:p text:style-name="P108"><text:s/><text:span text:style-name="T16">&gt;</text:span></text:p>
          </table:table-cell>
          <table:table-cell table:style-name="表2.B2" office:value-type="string">
            <text:p text:style-name="P108">〜より大きい</text:p>
          </table:table-cell>
        </table:table-row>
        <table:table-row>
          <table:table-cell table:style-name="表2.A2" office:value-type="string">
            <text:p text:style-name="P108"><text:s/><text:span text:style-name="T16">&lt;=</text:span></text:p>
          </table:table-cell>
          <table:table-cell table:style-name="表2.B2" office:value-type="string">
            <text:p text:style-name="P108">〜以下</text:p>
          </table:table-cell>
        </table:table-row>
        <table:table-row>
          <table:table-cell table:style-name="表2.A2" office:value-type="string">
            <text:p text:style-name="P108"><text:s/><text:span text:style-name="T16">&lt;</text:span></text:p>
          </table:table-cell>
          <table:table-cell table:style-name="表2.B2" office:value-type="string">
            <text:p text:style-name="P108">〜より小さい</text:p>
          </table:table-cell>
        </table:table-row>
      </table:table>
      <text:p text:style-name="P25"/>
      <text:p text:style-name="P30">※文字列型の順序の原則は辞書式。数値の大小順序と混同してはいけない。</text:p>
      <text:p text:style-name="P30"/>
      <text:p text:style-name="P30">※<text:span text:style-name="T16">NULLに比較演算子は使えない。</text:span></text:p>
      <text:p text:style-name="P30"><text:tab/>・<text:span text:style-name="T16">NULLである行の選択</text:span></text:p>
      <text:p text:style-name="P30"><text:tab/><text:tab/><text:span text:style-name="T16">WHERE &lt;列名&gt; IS NULL;</text:span></text:p>
      <text:p text:style-name="P30"/>
      <text:p text:style-name="P30"><text:tab/>・<text:span text:style-name="T16">NULLでない行の選択</text:span></text:p>
      <text:p text:style-name="P30"><text:tab/><text:tab/><text:span text:style-name="T16">WHERE &lt;列名&gt; IS NOT NULL;</text:span></text:p>
      <text:p text:style-name="P30"/>
      <text:p text:style-name="P30"/>
      <text:p text:style-name="P30"/>
      <text:p text:style-name="P92"><text:span text:style-name="T15">26</text:span>.論理演算子</text:p>
      <text:p text:style-name="P72"/>
      <text:p text:style-name="P31">・<text:span text:style-name="T16">NOT演算子（否定）</text:span></text:p>
      <text:p text:style-name="P31"><text:tab/><text:span text:style-name="T17">WHERE NOT nedan &gt;= 1000;<text:tab/><text:tab/>--値段は1000未満</text:span></text:p>
      <text:p text:style-name="P31"><text:tab/>※条件をひていするのは<text:span text:style-name="T17">NOT演算子。しかし、無理に否定する必<text:tab/>要はない</text:span></text:p>
      <text:p text:style-name="P31"/>
      <text:p text:style-name="P31">・<text:span text:style-name="T17">AND演算子（かつ）</text:span></text:p>
      <text:p text:style-name="P32"><text:tab/><text:span text:style-name="T17">WHERE nedan = 1000 AND shohin_mei = ‘なべ’;</text:span></text:p>
      <text:p text:style-name="P33"><text:tab/>※nedanが1000で、かつ、shohin_meiがなべの行を選択</text:p>
      <text:p text:style-name="P32"/>
      <text:p text:style-name="P33">・OR演算子（または）</text:p>
      <text:p text:style-name="P33"><text:tab/>WHERE nedan = 1000 OR shohin_mei = ‘なべ’;</text:p>
      <text:p text:style-name="P33"><text:tab/>※nedanが1000、または、shohin_meiがなべの行を選択</text:p>
      <text:p text:style-name="P32"/>
      <text:p text:style-name="P26">※ANDとOR両方同時に使った場合、ANDの方が優先される。</text:p>
      <text:p text:style-name="P32"><text:span text:style-name="T12">※ORを優先したい場合は、()で括る。</text:span><text:span text:style-name="T17"> </text:span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1"/>
      <text:p text:style-name="P31"/>
      <text:p text:style-name="P93"><text:span text:style-name="T15">27</text:span>.集約関数</text:p>
      <text:p text:style-name="P73"/>
      <text:p text:style-name="P34">&gt; SELECT &lt;集約関数&gt;(列名)</text:p>
      <text:p text:style-name="P34"/>
      <text:p text:style-name="P34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13">COUNT</text:p>
          </table:table-cell>
          <table:table-cell table:style-name="表3.B1" office:value-type="string">
            <text:p text:style-name="P113">テーブルのレコード数（行数）を数える</text:p>
          </table:table-cell>
        </table:table-row>
        <table:table-row>
          <table:table-cell table:style-name="表3.A2" office:value-type="string">
            <text:p text:style-name="P113">SUM</text:p>
          </table:table-cell>
          <table:table-cell table:style-name="表3.B2" office:value-type="string">
            <text:p text:style-name="P108">テーブルの数値列のデータを合計する</text:p>
          </table:table-cell>
        </table:table-row>
        <table:table-row>
          <table:table-cell table:style-name="表3.A2" office:value-type="string">
            <text:p text:style-name="P113">AVG</text:p>
          </table:table-cell>
          <table:table-cell table:style-name="表3.B2" office:value-type="string">
            <text:p text:style-name="P108">テーブルの数値列のデータを平均する</text:p>
          </table:table-cell>
        </table:table-row>
        <table:table-row>
          <table:table-cell table:style-name="表3.A2" office:value-type="string">
            <text:p text:style-name="P113">MAX</text:p>
          </table:table-cell>
          <table:table-cell table:style-name="表3.B2" office:value-type="string">
            <text:p text:style-name="P108">テーブルの任意の列のデータの最大値を求める</text:p>
          </table:table-cell>
        </table:table-row>
        <table:table-row>
          <table:table-cell table:style-name="表3.A2" office:value-type="string">
            <text:p text:style-name="P113">MIN</text:p>
          </table:table-cell>
          <table:table-cell table:style-name="表3.B2" office:value-type="string">
            <text:p text:style-name="P108">テーブルの任意の列のデータの最小値を求める</text:p>
          </table:table-cell>
        </table:table-row>
      </table:table>
      <text:p text:style-name="P34"/>
      <text:p text:style-name="P34"/>
      <text:p text:style-name="P34">※COUNT関数</text:p>
      <text:p text:style-name="P34"><text:tab/>COUNT(*)：NULLを含む行数を数える</text:p>
      <text:p text:style-name="P34"><text:tab/>COUNT(&lt;列名&gt;)：NULLを除外して数える</text:p>
      <text:p text:style-name="P34"/>
      <text:p text:style-name="P34">※MAX/MIN関数：ほとんどすべてのデータ型に適用できる</text:p>
      <text:p text:style-name="P34">　SUM/AVG関数：数値のみにしか使えない</text:p>
      <text:p text:style-name="P34"/>
      <text:p text:style-name="P34"/>
      <text:p text:style-name="P34">・重複値を除外して集約関数を使う（<text:span text:style-name="T18">DISTINCT）</text:span></text:p>
      <text:p text:style-name="P34"/>
      <text:p text:style-name="P35">&gt; SELECT COUNT(DISTINCT &lt;列名&gt;)</text:p>
      <text:p text:style-name="P35"/>
      <text:p text:style-name="P35">※集約関数の()内にDISTINCTをつける</text:p>
      <text:p text:style-name="P35"><text:tab/>最初に&lt;列名&gt;の重複値を除外し、それから行数を数える</text:p>
      <text:p text:style-name="P35"/>
      <text:p text:style-name="P35"/>
      <text:p text:style-name="P35"/>
      <text:p text:style-name="P35">・集約関数を書けるのは、<text:span text:style-name="T19">SELECT句とHAVING句とORDER BY句だけ</text:span></text:p>
      <text:p text:style-name="P35"/>
      <text:p text:style-name="P35"/>
      <text:p text:style-name="P94"><text:soft-page-break/><text:span text:style-name="T15">28</text:span>.テーブルのグループ分け</text:p>
      <text:p text:style-name="P74"/>
      <text:p text:style-name="P35">&gt; SELECT &lt;列名１&gt;,&lt;列名２&gt;,…</text:p>
      <text:p text:style-name="P35"><text:tab/>FROM &lt;テーブル名&gt;</text:p>
      <text:p text:style-name="P35"><text:tab/>GROUP BY &lt;列名１&gt;,&lt;列名２&gt;,…;</text:p>
      <text:p text:style-name="P35"/>
      <text:p text:style-name="P35"/>
      <text:p text:style-name="P35">※注意点</text:p>
      <text:p text:style-name="P35"><text:tab/><text:span text:style-name="T19">1. SELECT句に書けるもの</text:span></text:p>
      <text:p text:style-name="P35"><text:tab/><text:tab/>・定数</text:p>
      <text:p text:style-name="P35"><text:tab/><text:tab/>・集約関数</text:p>
      <text:p text:style-name="P36"><text:tab/><text:tab/>・<text:span text:style-name="T19">GROUP BY句で指定した列名</text:span></text:p>
      <text:p text:style-name="P37"><text:tab/><text:tab/>（これ以外の列名を書くとエラーになる）</text:p>
      <text:p text:style-name="P36"/>
      <text:p text:style-name="P35"><text:tab/><text:span text:style-name="T19">2. GROUP BY句にはSELECT句でつけた別名は使えない</text:span></text:p>
      <text:p text:style-name="P35"/>
      <text:p text:style-name="P40"><text:tab/>3. GROUP BY句を使っても結果の表示順序はソートされない</text:p>
      <text:p text:style-name="P35"/>
      <text:p text:style-name="P35"/>
      <text:p text:style-name="P35"/>
      <text:p text:style-name="P35"/>
      <text:p text:style-name="P95"><text:span text:style-name="T15">29</text:span>.グループの条件指定</text:p>
      <text:p text:style-name="P75"/>
      <text:p text:style-name="P37">&gt; SELECT &lt;列名１&gt;, &lt;列名２&gt;, …</text:p>
      <text:p text:style-name="P37"><text:tab/>FROM &lt;テーブル名&gt;</text:p>
      <text:p text:style-name="P37"><text:tab/><text:span text:style-name="T20">GROUP BY &lt;列名１&gt;, &lt;列名２&gt;, …</text:span></text:p>
      <text:p text:style-name="P37"><text:tab/><text:span text:style-name="T20">HAVING &lt;グループの値に対する条件&gt;</text:span></text:p>
      <text:p text:style-name="P37"/>
      <text:p text:style-name="P37">・<text:span text:style-name="T20">HAVING句に書ける要素</text:span></text:p>
      <text:p text:style-name="P37"><text:tab/>・定数</text:p>
      <text:p text:style-name="P37"><text:tab/>・集約関数</text:p>
      <text:p text:style-name="P37"><text:tab/>（・<text:span text:style-name="T20">GROUP BY句で指定した列名）→ WHERE句に書く</text:span></text:p>
      <text:p text:style-name="P37"/>
      <text:p text:style-name="P37"/>
      <text:p text:style-name="P37"/>
      <text:p text:style-name="P96"><text:span text:style-name="T20">30</text:span>.ソートする</text:p>
      <text:p text:style-name="P76"><text:soft-page-break/></text:p>
      <text:p text:style-name="P38">&gt; SELECT &lt;列名１&gt;, &lt;列名２&gt;, …</text:p>
      <text:p text:style-name="P38"><text:tab/>FROM &lt;テーブル名&gt;</text:p>
      <text:p text:style-name="P38"><text:tab/><text:span text:style-name="T20">ORDER BY &lt;並べ替えの基準となる列１&gt;, &lt;並べ替えの基準とな<text:tab/><text:tab/><text:tab/><text:tab/>る列２&gt;, …;</text:span></text:p>
      <text:p text:style-name="P38"/>
      <text:p text:style-name="P38"><text:tab/>※<text:span text:style-name="T21">&lt;並べ替えの基準となる列&gt; = ソートキー</text:span></text:p>
      <text:p text:style-name="P38"/>
      <text:p text:style-name="P38"/>
      <text:p text:style-name="P38">・昇順</text:p>
      <text:p text:style-name="P47">&gt; ORDER BY &lt;並べ替えの基準となる列&gt; ASC;<text:tab/>--ASCは省略できる</text:p>
      <text:p text:style-name="P47"/>
      <text:p text:style-name="P47">・降順</text:p>
      <text:p text:style-name="P47">&gt; ORDER BY &lt;並べ替えの基準となる列&gt; DESC;</text:p>
      <text:p text:style-name="P47"/>
      <text:p text:style-name="P47">※ソートキーに<text:span text:style-name="T21">NULLが含まれていた場合、先頭か末尾にまとめられる。</text:span></text:p>
      <text:p text:style-name="P47"/>
      <text:p text:style-name="P47">※ソートキーに別名を使える</text:p>
      <text:p text:style-name="P48">※列番号は使えるが、使ってはいけない。</text:p>
      <text:p text:style-name="P48"><text:tab/>SQLでそのうち使えなくなる。</text:p>
      <text:p text:style-name="P48"/>
      <text:p text:style-name="P48"/>
      <text:p text:style-name="P48"/>
      <text:p text:style-name="P97"><text:span text:style-name="T20">31</text:span>.<text:span text:style-name="T21">SELECT文の順序</text:span></text:p>
      <text:p text:style-name="P77"/>
      <text:p text:style-name="P27">・SELECT文の実行順序</text:p>
      <text:p text:style-name="P48"/>
      <text:p text:style-name="P48">FROM → WHERE → GROUP BY →</text:p>
      <text:p text:style-name="P48">HAVING → SELECT → ORDER BY</text:p>
      <text:p text:style-name="P48"/>
      <text:p text:style-name="P48"/>
      <text:p text:style-name="P27">・SELECT分の書き順</text:p>
      <text:p text:style-name="P48"/>
      <text:p text:style-name="P39">&gt; SELECT &lt;列名１&gt;, &lt;列名２&gt;, …</text:p>
      <text:p text:style-name="P39"><text:tab/>FROM &lt;テーブル名&gt;</text:p>
      <text:p text:style-name="P39"><text:tab/><text:span text:style-name="T21">WHERE &lt;行に対する条件&gt;</text:span></text:p>
      <text:p text:style-name="P39"><text:tab/><text:span text:style-name="T20">GROUP BY &lt;列名１&gt;, &lt;列名２&gt;, …</text:span></text:p>
      <text:p text:style-name="P39"><text:tab/><text:span text:style-name="T20">HAVING &lt;グループの値に対する条件&gt;</text:span></text:p>
      <text:p text:style-name="P39"><text:soft-page-break/><text:tab/><text:span text:style-name="T20">ORDER BY &lt;並べ替えの基準となる列１&gt;, &lt;並べ替えの基準とな<text:tab/><text:tab/><text:tab/><text:tab/>る列２&gt;, …;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8"><text:span text:style-name="T20">32</text:span>.データの登録</text:p>
      <text:p text:style-name="P78"/>
      <text:p text:style-name="P41">&gt; <text:span text:style-name="T22">INSERT INTO &lt;テーブル名&gt; (列１, 列２, 列３, …) </text:span></text:p>
      <text:p text:style-name="P49"><text:tab/>VALUES (値１, 値２, 値３, …);</text:p>
      <text:p text:style-name="P41"/>
      <text:p text:style-name="P41">※原則として、<text:span text:style-name="T22">INSERT文は１回の実行で１行を挿入すること。</text:span></text:p>
      <text:p text:style-name="P41"/>
      <text:p text:style-name="P41"/>
      <text:p text:style-name="P41"/>
      <text:p text:style-name="P41">・列リストの省略</text:p>
      <text:p text:style-name="P41"/>
      <text:p text:style-name="P49">&gt; INSERT INTO &lt;テーブル名&gt; VAALUES (値１, 値２, 値３, …);</text:p>
      <text:p text:style-name="P49"/>
      <text:p text:style-name="P49">※列リストを省略した場合、左から順に各列に割り当てられる。</text:p>
      <text:p text:style-name="P49"/>
      <text:p text:style-name="P49"/>
      <text:p text:style-name="P49"/>
      <text:p text:style-name="P49">・NULLを挿入する</text:p>
      <text:p text:style-name="P49"/>
      <text:p text:style-name="P49">※VALUES句の値リストにNULLをそのまま記述。</text:p>
      <text:p text:style-name="P49"/>
      <text:p text:style-name="P49"/>
      <text:p text:style-name="P49"/>
      <text:p text:style-name="P49">・デフォルト値を挿入する</text:p>
      <text:p text:style-name="P49"/>
      <text:p text:style-name="P50">&gt; INSERT INTO &lt;テーブル名&gt; (列１, 列２, 列３)</text:p>
      <text:p text:style-name="P50"><text:tab/>VALUES (値１, DEFAULT, 値３);</text:p>
      <text:p text:style-name="P50"><text:soft-page-break/></text:p>
      <text:p text:style-name="P50">※テーブルの２列目に、DEFAULTの値を使う。</text:p>
      <text:p text:style-name="P50">※列名と値名を省略すると、暗黙的にDEFAULT値使うことができるが、</text:p>
      <text:p text:style-name="P50">SQLの可読性が下がるので、使わないこと。</text:p>
      <text:p text:style-name="P50"/>
      <text:p text:style-name="P50"/>
      <text:p text:style-name="P50">・ほかのテーブルからデータをコピーする</text:p>
      <text:p text:style-name="P50"/>
      <text:p text:style-name="P50">&gt; INSERT INTO &lt;コピー先テーブル名&gt; (列１, 列２, …)</text:p>
      <text:p text:style-name="P50"><text:tab/>SELECT 列１, 列２, …</text:p>
      <text:p text:style-name="P50"><text:tab/>FROM &lt;コピー元テーブル名&gt;;</text:p>
      <text:p text:style-name="P50"/>
      <text:p text:style-name="P50">※INSERT文内のSELECT文では、WHERE句やGROUP BY句など、どんなSQL構文も使うことができる。（ただし、ORDER BY句は使っても効果がない）。</text:p>
      <text:p text:style-name="P50"/>
      <text:p text:style-name="P50"/>
      <text:p text:style-name="P50"/>
      <text:p text:style-name="P99"><text:span text:style-name="T20">33</text:span>.データの削除</text:p>
      <text:p text:style-name="P79"/>
      <text:p text:style-name="P42">・テーブルそのものを削除</text:p>
      <text:p text:style-name="P42">&gt; <text:span text:style-name="T23">DROP TABLE &lt;テーブル名&gt;;</text:span></text:p>
      <text:p text:style-name="P50"/>
      <text:p text:style-name="P50"/>
      <text:p text:style-name="P41">・テーブルを残したまま、テーブル内の行を削除</text:p>
      <text:p text:style-name="P51">&gt; DELETE FROM &lt;テーブル名&gt;;</text:p>
      <text:p text:style-name="P51"/>
      <text:p text:style-name="P51"/>
      <text:p text:style-name="P51">・探索型DELETE（削除対象を制限する）</text:p>
      <text:p text:style-name="P51">&gt; DELETE FROM &lt;テーブル名&gt;</text:p>
      <text:p text:style-name="P51"><text:tab/>WHERE &lt;条件&gt;;</text:p>
      <text:p text:style-name="P51"/>
      <text:p text:style-name="P51"/>
      <text:p text:style-name="P51">・全ての行を削除</text:p>
      <text:p text:style-name="P51">&gt; TRUNCATE &lt;テーブル名&gt;;</text:p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99"><text:span text:style-name="T20">34</text:span>.データの更新</text:p>
      <text:p text:style-name="P79"/>
      <text:p text:style-name="P42">・基本構文</text:p>
      <text:p text:style-name="P42">&gt; <text:span text:style-name="T23">UPDATE &lt;テーブル名&gt;</text:span></text:p>
      <text:p text:style-name="P42"><text:tab/><text:span text:style-name="T23">SET &lt;列名&gt; = &lt;式、又は、値&gt;;</text:span></text:p>
      <text:p text:style-name="P42"/>
      <text:p text:style-name="P42"/>
      <text:p text:style-name="P42">・探索型<text:span text:style-name="T24">UPDATE（条件を指定）</text:span></text:p>
      <text:p text:style-name="P52">&gt; UPDATE &lt;テーブル名&gt;</text:p>
      <text:p text:style-name="P52"><text:tab/>SET &lt;列名&gt; = &lt;式、又は、値&gt;</text:p>
      <text:p text:style-name="P52"><text:tab/>WHERE &lt;条件&gt;;</text:p>
      <text:p text:style-name="P52"/>
      <text:p text:style-name="P52"/>
      <text:p text:style-name="P52"/>
      <text:p text:style-name="P52">・NULLクリア</text:p>
      <text:p text:style-name="P52">&gt; UPDATE &lt;テーブル名&gt;</text:p>
      <text:p text:style-name="P52"><text:tab/>SET &lt;列名&gt; = NULL</text:p>
      <text:p text:style-name="P52"><text:tab/>WHERE &lt;条件&gt;;</text:p>
      <text:p text:style-name="P52"/>
      <text:p text:style-name="P52">※UPDATE文で値をNULLクリアすることができる（ただし、NOT NULL制約のついてない列に限る）。</text:p>
      <text:p text:style-name="P52"/>
      <text:p text:style-name="P52"/>
      <text:p text:style-name="P52"/>
      <text:p text:style-name="P52">・複数列の更新</text:p>
      <text:p text:style-name="P52"/>
      <text:p text:style-name="P52">・どの<text:span text:style-name="T25">SQLでも使える方法</text:span></text:p>
      <text:p text:style-name="P52">&gt; UPDATE &lt;テーブル名&gt;</text:p>
      <text:p text:style-name="P52"><text:tab/>SET &lt;列１&gt; = &lt;式、又は、値&gt;,</text:p>
      <text:p text:style-name="P52"><text:tab/> <text:s text:c="7"/>&lt;列２&gt; = &lt;式、又は、値&gt;</text:p>
      <text:p text:style-name="P52"><text:tab/>WHERE &lt;条件&gt;;</text:p>
      <text:p text:style-name="P52"><text:soft-page-break/></text:p>
      <text:p text:style-name="P52">・使えない<text:span text:style-name="T25">SQLがある方法</text:span></text:p>
      <text:p text:style-name="P53">&gt; UPDATE &lt;テーブル名&gt;</text:p>
      <text:p text:style-name="P53"><text:tab/>SET (列１, 列２) = (式１, 式２)</text:p>
      <text:p text:style-name="P53"><text:tab/>WHERE &lt;条件&gt;;</text:p>
      <text:p text:style-name="P53"/>
      <text:p text:style-name="P53"/>
      <text:p text:style-name="P100"><text:span text:style-name="T20">35</text:span>.トランザクション</text:p>
      <text:p text:style-name="P43"/>
      <text:p text:style-name="P43">※トランザクションとは、セットで実行されるべき一つ以上の更新処理の集まりのこと。</text:p>
      <text:p text:style-name="P43"/>
      <text:p text:style-name="P43">※使い方としては、</text:p>
      <text:p text:style-name="P43"><text:tab/><text:span text:style-name="T25">1.</text:span>トランザクションを使う。</text:p>
      <text:p text:style-name="P43"/>
      <text:p text:style-name="P43"><text:tab/><text:span text:style-name="T25">2.作業</text:span>をする。</text:p>
      <text:p text:style-name="P43"/>
      <text:p text:style-name="P43"><text:tab/><text:span text:style-name="T25">3.</text:span>正しく更新されたか確認する。</text:p>
      <text:p text:style-name="P43"/>
      <text:p text:style-name="P43"><text:tab/><text:span text:style-name="T25">4.</text:span>確定させる。まはは、取り消す。</text:p>
      <text:p text:style-name="P43"/>
      <text:p text:style-name="P43"/>
      <text:p text:style-name="P53">&gt; START TRANSACTION;<text:tab/>--1.トランザクション開始</text:p>
      <text:p text:style-name="P53"/>
      <text:p text:style-name="P53">&gt; UPDATE &lt;テーブル&gt;<text:tab/><text:tab/>--2.作業</text:p>
      <text:p text:style-name="P53"><text:tab/>SET &lt;列&gt; = &lt;式&gt;</text:p>
      <text:p text:style-name="P53"><text:tab/>WHERE &lt;条件&gt;;</text:p>
      <text:p text:style-name="P53"/>
      <text:p text:style-name="P53">&gt; SELECT * FROM &lt;テーブル&gt;;<text:tab/>--3.確認</text:p>
      <text:p text:style-name="P53"/>
      <text:p text:style-name="P53">&gt; COMMIT;<text:tab/><text:tab/>--4.確定</text:p>
      <text:p text:style-name="P53">又は、</text:p>
      <text:p text:style-name="P53">&gt; ROLLBACK;<text:tab/>--<text:span text:style-name="T26">4.取り消し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101"><text:span text:style-name="T20">36</text:span>.ビュー</text:p>
      <text:p text:style-name="P44"/>
      <text:p text:style-name="P55">・ビューの作り方</text:p>
      <text:p text:style-name="P55">&gt; CREATE VIEW ビュー名 (&lt;ビューの列名１&gt;, &lt;ビューの列名２&gt;, …)</text:p>
      <text:p text:style-name="P55">AS</text:p>
      <text:p text:style-name="P55">&lt;SELECT文&gt;</text:p>
      <text:p text:style-name="P55"/>
      <text:p text:style-name="P55"/>
      <text:p text:style-name="P44">※ビューの中には「<text:span text:style-name="T27">SELECT文」が保存されている（ビュー自体はデータを持たない）。</text:span></text:p>
      <text:p text:style-name="P44"/>
      <text:p text:style-name="P54">※複数のテーブルにまたがる集約を楽に行うことができる。</text:p>
      <text:p text:style-name="P54"/>
      <text:p text:style-name="P54">※よく使うSELECT文をビューにしておくことで、使いまわすことができる。</text:p>
      <text:p text:style-name="P54"/>
      <text:p text:style-name="P54"/>
      <text:p text:style-name="P54"/>
      <text:p text:style-name="P54"/>
      <text:p text:style-name="P54">・ビューに対する検索</text:p>
      <text:p text:style-name="P56">&gt; SELECT &lt;列名１&gt;, &lt;列名２&gt;, …<text:tab/><text:tab/>--①</text:p>
      <text:p text:style-name="P56">FROM &lt;ビュー名&gt;<text:tab/><text:tab/><text:tab/><text:tab/><text:tab/>--②</text:p>
      <text:p text:style-name="P56"/>
      <text:p text:style-name="P56">①最初に、ビューに定義されたSELECT文が実行され、</text:p>
      <text:p text:style-name="P56">②その結果に対して、ビューをFROM句に指定したSELECT文が実行される</text:p>
      <text:p text:style-name="P56"/>
      <text:p text:style-name="P56"/>
      <text:p text:style-name="P56"/>
      <text:p text:style-name="P56">・ビューの制限事項</text:p>
      <text:p text:style-name="P56">1.ビュー手着でORDER BY句は使えない（行には順序がない）</text:p>
      <text:p text:style-name="P56">2.ビューに対する更新ができる条件（参照先のテーブルが更新される）</text:p>
      <text:p text:style-name="P56"><text:soft-page-break/><text:tab/>・SELECT句にDISTINCTが含まれていない。</text:p>
      <text:p text:style-name="P56"><text:tab/>・FROM句に含まれるテーブルが一つだけである。</text:p>
      <text:p text:style-name="P56"><text:tab/>・GROUP BY句を使用していない。</text:p>
      <text:p text:style-name="P56"><text:tab/>・HAVING句を使用していない。</text:p>
      <text:p text:style-name="P56"/>
      <text:p text:style-name="P56"/>
      <text:p text:style-name="P56"/>
      <text:p text:style-name="P56">・ビューの削除</text:p>
      <text:p text:style-name="P56"/>
      <text:p text:style-name="P56">&gt; DROP VIEW ビュー名;</text:p>
      <text:p text:style-name="P56"/>
      <text:p text:style-name="P56"/>
      <text:p text:style-name="P56"/>
      <text:p text:style-name="P102"><text:span text:style-name="T20">37</text:span>.サブクエリ</text:p>
      <text:p text:style-name="P45"/>
      <text:p text:style-name="P57">&gt; SELECT &lt;列名１&gt;, &lt;列名２&gt;</text:p>
      <text:p text:style-name="P57">FROM <text:span text:style-name="T9">(SELECT &lt;列名１&gt;, &lt;列名２&gt;</text:span></text:p>
      <text:p text:style-name="P28"><text:tab/><text:tab/>FROM &lt;テーブル名&gt;) AS &lt;サブクエリ名&gt;;</text:p>
      <text:p text:style-name="P57"/>
      <text:p text:style-name="P57">※FROMの後の（）が、サブクエリ</text:p>
      <text:p text:style-name="P57"/>
      <text:p text:style-name="P57">※最初にサブクエリのSELECT文が実行され、その次に外側のSELECT文が実行される。</text:p>
      <text:p text:style-name="P57"/>
      <text:p text:style-name="P28">※ノーマルのサブクエリには、AS &lt;サブクエリ名&gt;で名前をつける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3"><text:soft-page-break/><text:span text:style-name="T20">38</text:span>.スカラ・サブクエリ</text:p>
      <text:p text:style-name="P46"/>
      <text:p text:style-name="P58">&gt; SELECT &lt;列名１&gt;, &lt;列名２&gt;</text:p>
      <text:p text:style-name="P58">FROM &lt;テーブル名&gt;</text:p>
      <text:p text:style-name="P58">WHERE &lt;列名１&gt; &gt; <text:span text:style-name="T9">(SELECT AVG(&lt;列名１&gt;)</text:span></text:p>
      <text:p text:style-name="P29"><text:tab/><text:tab/><text:tab/><text:tab/>FROM &lt;テーブル名&gt;);</text:p>
      <text:p text:style-name="P58"/>
      <text:p text:style-name="P58">※上の例は、列名１の値のうち、列名１の平均より大きい値を選ぶSELECT文。</text:p>
      <text:p text:style-name="P58"/>
      <text:p text:style-name="P58"/>
      <text:p text:style-name="P58">・スカラ・サブクエリとは、</text:p>
      <text:p text:style-name="P58"><text:tab/><text:span text:style-name="T9">・戻り値が単一の値になるサブクエリ</text:span></text:p>
      <text:p text:style-name="P58"><text:tab/>・ノーマルのサブクエリのように、名前をつけなくてよい。</text:p>
      <text:p text:style-name="P58"><text:tab/>・戻り値が複数行になると、エラーになる。</text:p>
      <text:p text:style-name="P58"/>
      <text:p text:style-name="P58"/>
      <text:p text:style-name="P58"/>
      <text:p text:style-name="P58"/>
      <text:p text:style-name="P103"><text:span text:style-name="T20">39</text:span>.相関サブクエリ</text:p>
      <text:p text:style-name="P46"/>
      <text:p text:style-name="P59">&gt; SELECT &lt;列名１&gt;, &lt;列名２&gt;</text:p>
      <text:p text:style-name="P59">FROM &lt;テーブル名&gt; AS S1</text:p>
      <text:p text:style-name="P59">WHERE &lt;列名１&gt; &gt; (SELECT AVG(&lt;列名１&gt;)</text:p>
      <text:p text:style-name="P59"><text:tab/><text:tab/><text:tab/><text:tab/>FROM &lt;テーブル名&gt; AS S2</text:p>
      <text:p text:style-name="P59"><text:tab/><text:tab/><text:tab/><text:tab/><text:span text:style-name="T9">WHERE S1.&lt;列名２&gt; = S2.&lt;列名２&gt;</text:span>); <text:s/>--①</text:p>
      <text:p text:style-name="P59"/>
      <text:p text:style-name="P59"/>
      <text:p text:style-name="P59">※上の例は、列名２で小分けにした中で、それぞれ列名１の値の中で、平均より大きい値を選ぶSELECT文。</text:p>
      <text:p text:style-name="P59"/>
      <text:p text:style-name="P127">※①は、結合条件。（２つのテーブルの、列を結合して一つのテーブルとして扱えるようにする。）</text:p>
      <text:p text:style-name="P127"/>
      <text:p text:style-name="P128">※WHERE に書く&lt;列名&gt;には、テーブル名の略称をつけること。</text:p>
      <text:p text:style-name="P59"/>
      <text:p text:style-name="P59">・相関サブクエリとは、</text:p>
      <text:p text:style-name="P59"><text:tab/>・２つのテーブルを一つにして、扱えるようにするサブクエリ。</text:p>
      <text:p text:style-name="P59"><text:soft-page-break/><text:tab/>・小分けにしたグループ内での比較をする時に使う。</text:p>
      <text:p text:style-name="P59"><text:tab/>・GROUP BY句と同じく、集合の「カット」という機能を持って<text:tab/>いる。</text:p>
      <text:p text:style-name="P59"><text:tab/>・結合条件は、サブクエリの中に書かないとエラーになってしま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5T11:55:04.933780132</dc:date>
    <meta:editing-duration>PT7H28M45S</meta:editing-duration>
    <meta:editing-cycles>89</meta:editing-cycles>
    <meta:generator>LibreOffice/6.0.7.3$Linux_X86_64 LibreOffice_project/00m0$Build-3</meta:generator>
    <meta:document-statistic meta:table-count="3" meta:image-count="0" meta:object-count="0" meta:page-count="24" meta:paragraph-count="401" meta:word-count="4936" meta:character-count="7315" meta:non-whitespace-character-count="6630"/>
  </office:meta>
</office:document-meta>
</file>